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left="0.5in" fo:margin-right="0in" fo:text-indent="0in" style:auto-text-indent="false" fo:margin-top="0in" fo:margin-bottom="0in"/>
    </style:style>
    <style:style style:name="P3" style:family="paragraph" style:parent-style-name="Text_20_body" style:list-style-name="L2">
      <style:paragraph-properties fo:margin-left="0.5in" fo:margin-right="0in" fo:text-indent="0in" style:auto-text-indent="false" fo:margin-top="0in" fo:margin-bottom="0in"/>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3">
      <style:paragraph-properties fo:margin-left="0.5in" fo:margin-right="0in" fo:text-indent="0in" style:auto-text-indent="false" fo:margin-top="0in" fo:margin-bottom="0in"/>
    </style:style>
  </office:automatic-styles>
  <office:body>
    <office:text>
      <text:h text:style-name="Title">Paul</text:h>
      <text:p text:style-name="P1">CONTENTS OF THE SHED</text:p>
      <text:list text:style-name="L1">
        <text:list-item>
          <text:p text:style-name="P2">typewriter</text:p>
        </text:list-item>
        <text:list-item>
          <text:p text:style-name="P2">writing desk</text:p>
        </text:list-item>
        <text:list-item>
          <text:p text:style-name="P2">notecards (top drawer of desk)</text:p>
        </text:list-item>
        <text:list-item>
          <text:p text:style-name="P2">pen (fountain)</text:p>
        </text:list-item>
        <text:list-item>
          <text:p text:style-name="P2">inkpot (empty)</text:p>
        </text:list-item>
        <text:list-item>
          <text:p text:style-name="P2">wood (a lot, more out back)</text:p>
        </text:list-item>
        <text:list-item>
          <text:p text:style-name="P2">bare lightbulb</text:p>
        </text:list-item>
        <text:list-item>
          <text:p text:style-name="P2">candle</text:p>
        </text:list-item>
        <text:list-item>
          <text:p text:style-name="P2">wooden shelf with tools:</text:p>
          <text:list text:style-name="L2">
            <text:list-item>
              <text:p text:style-name="P3">claw hammer</text:p>
            </text:list-item>
            <text:list-item>
              <text:p text:style-name="P3">screwdriver</text:p>
            </text:list-item>
            <text:list-item>
              <text:p text:style-name="P3">prybar</text:p>
            </text:list-item>
            <text:list-item>
              <text:p text:style-name="P3">2x wrench (different kinds)</text:p>
            </text:list-item>
          </text:list>
        </text:list-item>
        <text:list-item>
          <text:p text:style-name="P2">tiller machine</text:p>
        </text:list-item>
        <text:list-item>
          <text:p text:style-name="P2">push lawnmower</text:p>
        </text:list-item>
        <text:list-item>
          <text:p text:style-name="P2">hatchet</text:p>
        </text:list-item>
        <text:list-item>
          <text:p text:style-name="P2">axe</text:p>
        </text:list-item>
      </text:list>
      <text:p text:style-name="First_20_paragraph">He typed the list in the typewriter and looked around some more. He wanted to make sure he didn't miss anything. Finally it hit him and he smiled. He typed one more line, stood up, and went out of the shed.</text:p>
      <text:list text:style-name="L3">
        <text:list-item>
          <text:p text:style-name="P5">Paul Bunyon</text:p>
        </text:list-item>
      </text:list>
      <text:p text:style-name="First_20_paragraph">He got some kerosene from under the house, poured it around the base of the shed, lit a cigarette. He smoked half of it and threw it down to start the f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ul</dc:title>
  </office:meta>
</office:document-meta>
</file>